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8.232cm" fo:min-width="20.301cm"/>
    </style:style>
    <style:style style:name="gr2" style:family="graphic" style:parent-style-name="standard">
      <style:graphic-properties draw:fill-color="#00a65d" draw:textarea-horizontal-align="justify" draw:textarea-vertical-align="middle" draw:auto-grow-height="false" fo:min-height="0.739cm" fo:min-width="0.847cm"/>
    </style:style>
    <style:style style:name="gr3" style:family="graphic" style:parent-style-name="standard">
      <style:graphic-properties draw:fill-color="#00a65d" draw:textarea-horizontal-align="justify" draw:textarea-vertical-align="middle" draw:auto-grow-height="false" fo:min-height="0.639cm" fo:min-width="2.548cm"/>
    </style:style>
    <style:style style:name="gr4" style:family="graphic" style:parent-style-name="standard">
      <style:graphic-properties draw:fill-color="#f7a19a" draw:textarea-horizontal-align="justify" draw:textarea-vertical-align="middle" draw:auto-grow-height="false" fo:min-height="0.668cm" fo:min-width="5.625cm"/>
    </style:style>
    <style:style style:name="gr5" style:family="graphic" style:parent-style-name="standard">
      <style:graphic-properties draw:fill-color="#59c5c7" draw:textarea-horizontal-align="justify" draw:textarea-vertical-align="middle" draw:auto-grow-height="false" fo:min-height="0.668cm" fo:min-width="5.62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standard">
      <style:graphic-properties draw:stroke="none" svg:stroke-color="#000000" draw:fill="none" draw:fill-color="#ffffff" fo:min-height="1.4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98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a65d"/>
      <style:paragraph-properties fo:text-align="center"/>
    </style:style>
    <style:style style:name="P4" style:family="paragraph">
      <loext:graphic-properties draw:fill-color="#f7a19a"/>
      <style:paragraph-properties fo:text-align="center"/>
    </style:style>
    <style:style style:name="P5" style:family="paragraph">
      <loext:graphic-properties draw:fill-color="#59c5c7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fo:color="#ed1c24"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color="#00aaad" fo:font-size="12pt" style:font-size-asian="12pt" style:font-size-complex="12pt"/>
    </style:style>
    <style:style style:name="P9" style:family="paragraph">
      <loext:graphic-properties draw:fill="none" draw:fill-color="#ffffff"/>
      <style:text-properties fo:color="#0066b3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ed1c24" fo:font-size="12pt" style:font-size-asian="12pt" style:font-size-complex="12pt"/>
    </style:style>
    <style:style style:name="T7" style:family="text">
      <style:text-properties fo:color="#00aaad" fo:font-size="12pt" style:font-size-asian="12pt" style:font-size-complex="12pt"/>
    </style:style>
    <style:style style:name="T8" style:family="text">
      <style:text-properties fo:color="#0066b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717cm" svg:height="9.398cm" svg:x="2.101cm" svg:y="0.91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905cm" svg:height="1.397cm" svg:x="0.069cm" svg:y="3.328cm">
          <text:p text:style-name="P2">Flex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1.905cm" svg:height="1.397cm" svg:x="0.069cm" svg:y="8.328cm">
          <text:p text:style-name="P2"><text:span text:style-name="T1">WeSay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3.048cm" svg:height="0.889cm" svg:x="2.482cm" svg:y="3.582cm">
          <text:p text:style-name="P2"><text:span text:style-name="T2">FlexBri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048cm" svg:height="0.889cm" svg:x="2.482cm" svg:y="8.582cm">
          <text:p text:style-name="P2"><text:span text:style-name="T2">Chor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223cm" svg:height="1.016cm" svg:x="6.038cm" svg:y="3.518cm">
          <text:p text:style-name="P2"><text:span text:style-name="T3">FlexBridge-ChorusPlugi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.223cm" svg:height="1.016cm" svg:x="6.091cm" svg:y="6.266cm">
          <text:p text:style-name="P2"><text:span text:style-name="T4">TriboroughBridge-ChorusPlugi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.223cm" svg:height="1.016cm" svg:x="6.038cm" svg:y="8.518cm">
          <text:p text:style-name="P2"><text:span text:style-name="T3">LiftBridge-ChorusPlugi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6.223cm" svg:height="1.016cm" svg:x="13.038cm" svg:y="3.518cm">
          <text:p text:style-name="P2"><text:span text:style-name="T3">LibFlexBridge-ChorusPlugi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6.223cm" svg:height="1.016cm" svg:x="13.023cm" svg:y="6.266cm">
          <text:p text:style-name="P2"><text:span text:style-name="T5">LibTriboroughBridge-ChorusPlugi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048cm" svg:height="0.889cm" svg:x="20.135cm" svg:y="3.582cm">
          <text:p text:style-name="P2"><text:span text:style-name="T4">LfMergeBri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905cm" svg:height="1.397cm" svg:x="24.069cm" svg:y="3.328cm">
          <text:p text:style-name="P2"><text:span text:style-name="T5">Language</text:span></text:p>
          <text:p text:style-name="P2"><text:span text:style-name="T5">Forg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1" draw:layer="layout" svg:x1="1.974cm" svg:y1="3.962cm" svg:x2="2.609cm" svg:y2="3.962cm">
          <text:p/>
        </draw:line>
        <draw:line draw:style-name="gr6" draw:text-style-name="P1" draw:layer="layout" svg:x1="5.53cm" svg:y1="4.089cm" svg:x2="6.292cm" svg:y2="4.089cm">
          <text:p/>
        </draw:line>
        <draw:line draw:style-name="gr6" draw:text-style-name="P1" draw:layer="layout" svg:x1="12.261cm" svg:y1="4.089cm" svg:x2="13.277cm" svg:y2="4.089cm">
          <text:p/>
        </draw:line>
        <draw:line draw:style-name="gr6" draw:text-style-name="P1" draw:layer="layout" svg:x1="9.086cm" svg:y1="4.47cm" svg:x2="9.086cm" svg:y2="6.248cm">
          <text:p/>
        </draw:line>
        <draw:line draw:style-name="gr6" draw:text-style-name="P1" draw:layer="layout" svg:x1="16.071cm" svg:y1="4.597cm" svg:x2="16.071cm" svg:y2="6.248cm">
          <text:p/>
        </draw:line>
        <draw:line draw:style-name="gr6" draw:text-style-name="P1" draw:layer="layout" svg:x1="1.974cm" svg:y1="9.042cm" svg:x2="2.736cm" svg:y2="9.042cm">
          <text:p/>
        </draw:line>
        <draw:line draw:style-name="gr6" draw:text-style-name="P1" draw:layer="layout" svg:x1="5.53cm" svg:y1="9.042cm" svg:x2="6.165cm" svg:y2="9.042cm">
          <text:p/>
        </draw:line>
        <draw:line draw:style-name="gr6" draw:text-style-name="P1" draw:layer="layout" svg:x1="8.959cm" svg:y1="8.534cm" svg:x2="8.959cm" svg:y2="7.264cm">
          <text:p/>
        </draw:line>
        <draw:line draw:style-name="gr6" draw:text-style-name="P1" draw:layer="layout" svg:x1="12.388cm" svg:y1="6.756cm" svg:x2="13.023cm" svg:y2="6.756cm">
          <text:p/>
        </draw:line>
        <draw:frame draw:style-name="gr7" draw:text-style-name="P6" draw:layer="layout" svg:width="2.286cm" svg:height="1.27cm" svg:x="0.069cm" svg:y="1.549cm">
          <draw:text-box>
            <text:p text:style-name="P2"><text:span text:style-name="T4">Desktop</text:span></text:p>
            <text:p text:style-name="P2"><text:span text:style-name="T4">App</text:span></text:p>
          </draw:text-box>
        </draw:frame>
        <draw:frame draw:style-name="gr7" draw:text-style-name="P6" draw:layer="layout" svg:width="2.461cm" svg:height="1.27cm" svg:x="2.863cm" svg:y="1.549cm">
          <draw:text-box>
            <text:p text:style-name="P2"><text:span text:style-name="T4">Command</text:span></text:p>
            <text:p text:style-name="P2"><text:span text:style-name="T4">Process</text:span></text:p>
          </draw:text-box>
        </draw:frame>
        <draw:frame draw:style-name="gr8" draw:text-style-name="P7" draw:layer="layout" svg:width="3.889cm" svg:height="1.661cm" svg:x="7.356cm" svg:y="1.549cm">
          <draw:text-box>
            <text:p text:style-name="P2"><text:span text:style-name="T6">Reference</text:span></text:p>
            <text:p text:style-name="P2"><text:span text:style-name="T6">Windows.Forms</text:span></text:p>
          </draw:text-box>
        </draw:frame>
        <draw:frame draw:style-name="gr8" draw:text-style-name="P8" draw:layer="layout" svg:width="3.889cm" svg:height="1.661cm" svg:x="14.357cm" svg:y="1.55cm">
          <draw:text-box>
            <text:p text:style-name="P2"><text:span text:style-name="T7">No</text:span></text:p>
            <text:p text:style-name="P2"><text:span text:style-name="T7">Windows.Forms</text:span></text:p>
            <text:p text:style-name="P2"><text:span text:style-name="T7">Reference</text:span></text:p>
          </draw:text-box>
        </draw:frame>
        <draw:frame draw:style-name="gr7" draw:text-style-name="P6" draw:layer="layout" svg:width="2.461cm" svg:height="1.27cm" svg:x="20.32cm" svg:y="1.549cm">
          <draw:text-box>
            <text:p text:style-name="P2"><text:span text:style-name="T4">Command</text:span></text:p>
            <text:p text:style-name="P2"><text:span text:style-name="T4">Process</text:span></text:p>
          </draw:text-box>
        </draw:frame>
        <draw:frame draw:style-name="gr7" draw:text-style-name="P6" draw:layer="layout" svg:width="2.286cm" svg:height="1.27cm" svg:x="23.969cm" svg:y="1.549cm">
          <draw:text-box>
            <text:p text:style-name="P2"><text:span text:style-name="T4">Web</text:span></text:p>
            <text:p text:style-name="P2"><text:span text:style-name="T4">App</text:span></text:p>
          </draw:text-box>
        </draw:frame>
        <draw:line draw:style-name="gr6" draw:text-style-name="P1" draw:layer="layout" svg:x1="20.135cm" svg:y1="3.962cm" svg:x2="19.246cm" svg:y2="3.962cm">
          <text:p/>
        </draw:line>
        <draw:line draw:style-name="gr6" draw:text-style-name="P1" draw:layer="layout" svg:x1="24.072cm" svg:y1="3.962cm" svg:x2="23.183cm" svg:y2="3.962cm">
          <text:p/>
        </draw:line>
        <draw:frame draw:style-name="gr9" draw:text-style-name="P9" draw:layer="layout" svg:width="6.488cm" svg:height="0.954cm" svg:x="9.329cm" svg:y="-0.102cm">
          <draw:text-box>
            <text:p><text:span text:style-name="T8">FlexBridge reposito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035cm" fo:page-height="10.4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9T15:44:37.751000000</meta:creation-date>
    <dc:date>2017-10-02T14:28:10.051000000</dc:date>
    <meta:editing-duration>PT9M16S</meta:editing-duration>
    <meta:editing-cycles>2</meta:editing-cycles>
    <meta:generator>LibreOffice/5.4.1.2$Windows_X86_64 LibreOffice_project/ea7cb86e6eeb2bf3a5af73a8f7777ac570321527</meta:generator>
    <meta:document-statistic meta:object-count="30"/>
  </office:meta>
</office:document-meta>
</file>